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image/png" manifest:full-path="Pictures/10000000000003B0000001A98DBBF7C4.png"/>
  <manifest:file-entry manifest:media-type="image/png" manifest:full-path="Pictures/10000000000000200000002000309F1C.png"/>
  <manifest:file-entry manifest:media-type="image/png" manifest:full-path="Pictures/1000000000000289000001F35D4C6CEE.png"/>
  <manifest:file-entry manifest:media-type="image/png" manifest:full-path="Pictures/1000000000000611000001595B5E7283.png"/>
  <manifest:file-entry manifest:media-type="image/png" manifest:full-path="Pictures/10000000000003B9000001397CF41736.png"/>
  <manifest:file-entry manifest:media-type="image/png" manifest:full-path="Pictures/100000000000049A0000015E1960A9A3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2_20_Dots_20_3_20_Dashes" svg:stroke-width="0.051cm" svg:stroke-color="#0084d1" draw:marker-start-width="0.276cm" draw:marker-end-width="0.276cm" draw:fill="solid" draw:fill-color="#cfe7f5" draw:textarea-vertical-align="middl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draw:fill="solid" draw:fill-color="#0084d1" draw:textarea-vertical-align="middle"/>
    </style:style>
    <style:style style:name="gr4" style:family="graphic" style:parent-style-name="standard">
      <style:graphic-properties draw:fill="solid" draw:fill-color="#c5000b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2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038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Fine_20_Dashed" svg:stroke-width="0.051cm" svg:stroke-color="#0084d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Ultrafine_20_2_20_Dots_20_3_20_Dashes" svg:stroke-width="0.051cm" svg:stroke-color="#0084d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1" style:family="graphic" style:parent-style-name="standard">
      <style:graphic-properties draw:stroke="dash" draw:stroke-dash="Ultrafine_20_2_20_Dots_20_3_20_Dashes" svg:stroke-width="0.051cm" svg:stroke-color="#0084d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="solid" draw:fill-color="#ffcc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4.193cm"/>
    </style:style>
    <style:style style:name="gr15" style:family="graphic" style:parent-style-name="standard">
      <style:graphic-properties draw:stroke="dash" draw:stroke-dash="Ultrafine_20_2_20_Dots_20_3_20_Dashes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5.196cm"/>
    </style:style>
    <style:style style:name="gr17" style:family="graphic" style:parent-style-name="objectwithoutfill">
      <style:graphic-properties draw:stroke="dash" draw:stroke-dash="Ultrafine_20_2_20_Dots_20_3_20_Dashes" svg:stroke-width="0.051cm" svg:stroke-color="#0084d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solid" draw:stroke-dash="Ultrafine_20_2_20_Dots_20_3_20_Dashes" svg:stroke-width="0.051cm" svg:stroke-color="#ff950e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solid" draw:stroke-dash="Fine_20_Dashed" svg:stroke-width="0.051cm" svg:stroke-color="#ff950e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color="#ff950e" draw:fill="solid" draw:fill-color="#ffcc00" draw:textarea-vertical-align="middle"/>
    </style:style>
    <style:style style:name="gr21" style:family="graphic" style:parent-style-name="objectwithoutfill">
      <style:graphic-properties draw:stroke="dash" draw:stroke-dash="Ultrafine_20_2_20_Dots_20_3_20_Dashes" svg:stroke-width="0.051cm" svg:stroke-color="#c5000b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Ultrafine_20_2_20_Dots_20_3_20_Dashes" svg:stroke-color="#ff950e" draw:fill="none" draw:textarea-vertical-align="middle"/>
    </style:style>
    <style:style style:name="gr23" style:family="graphic" style:parent-style-name="objectwithoutfill">
      <style:graphic-properties draw:stroke="solid" draw:stroke-dash="Ultrafine_20_2_20_Dots_20_3_20_Dashes"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draw:stroke-dash="Ultrafine_20_2_20_Dots_20_3_20_Dashes" svg:stroke-width="0.051cm" svg:stroke-color="#0084d1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fill="solid" draw:fill-color="#00ff66" draw:textarea-vertical-align="middle"/>
    </style:style>
    <style:style style:name="gr26" style:family="graphic" style:parent-style-name="standard">
      <style:graphic-properties draw:stroke="solid" draw:stroke-dash="Ultrafine_20_2_20_Dots_20_3_20_Dashes" svg:stroke-width="0.051cm" svg:stroke-color="#ccccff" draw:marker-start-width="0.276cm" draw:marker-end-width="0.276cm" draw:fill="solid" draw:fill-color="#e6e6ff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dash" draw:stroke-dash="Ultrafine_20_Dashed" svg:stroke-width="0.051cm" svg:stroke-color="#ff950e" draw:marker-start-width="0.276cm" draw:marker-end-width="0.276cm" draw:fill="none" draw:fill-color="#e6e6ff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965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4.248cm"/>
    </style:style>
    <style:style style:name="gr31" style:family="graphic" style:parent-style-name="standard">
      <style:graphic-properties draw:stroke="dash" draw:stroke-dash="Ultrafine_20_Dashed" svg:stroke-width="0.051cm" svg:stroke-color="#0084d1" draw:marker-start-width="0.276cm" draw:marker-end-width="0.276cm" draw:fill="none" draw:fill-color="#e6e6ff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Ultrafine_20_2_20_Dots_20_3_20_Dashes" svg:stroke-color="#0084d1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3.164cm"/>
    </style:style>
    <style:style style:name="gr34" style:family="graphic" style:parent-style-name="objectwithoutfill">
      <style:graphic-properties draw:stroke="dash" draw:stroke-dash="Ultrafine_20_2_20_Dots_20_3_20_Dashes" svg:stroke-color="#c5000b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ellipse draw:style-name="gr1" draw:text-style-name="P1" draw:layer="layout" svg:width="26.924cm" svg:height="8.446cm" svg:x="0.508cm" svg:y="12.192cm">
          <text:p/>
        </draw:ellipse>
        <draw:frame draw:style-name="gr2" draw:text-style-name="P1" draw:layer="layout" svg:width="1.426cm" svg:height="1.115cm" svg:x="10.766cm" svg:y="3.55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ircle draw:style-name="gr3" draw:text-style-name="P1" draw:layer="layout" svg:width="0.508cm" svg:height="0.508cm" svg:x="23.004cm" svg:y="6.172cm">
          <text:p/>
        </draw:circle>
        <draw:circle draw:style-name="gr3" draw:text-style-name="P1" draw:layer="layout" svg:width="0.508cm" svg:height="0.508cm" svg:x="5.1cm" svg:y="4.057cm">
          <text:p/>
        </draw:circle>
        <draw:circle draw:style-name="gr4" draw:text-style-name="P1" xml:id="id1" draw:id="id1" draw:layer="layout" svg:width="0.508cm" svg:height="0.508cm" svg:x="13.711cm" svg:y="16.173cm">
          <text:p/>
        </draw:circle>
        <draw:frame draw:style-name="gr5" draw:text-style-name="P2" draw:layer="layout" svg:width="2.703cm" svg:height="1.055cm" svg:x="11.608cm" svg:y="16.718cm">
          <draw:text-box>
            <text:p><text:span text:style-name="T1">FD-GS</text:span></text:p>
          </draw:text-box>
        </draw:frame>
        <draw:frame draw:style-name="gr6" draw:text-style-name="P2" draw:layer="layout" svg:width="2.538cm" svg:height="1.055cm" svg:x="23.508cm" svg:y="5.872cm">
          <draw:text-box>
            <text:p><text:span text:style-name="T1">UAV-2</text:span></text:p>
          </draw:text-box>
        </draw:frame>
        <draw:frame draw:style-name="gr6" draw:text-style-name="P2" draw:layer="layout" svg:width="2.538cm" svg:height="1.055cm" svg:x="4.082cm" svg:y="3.094cm">
          <draw:text-box>
            <text:p><text:span text:style-name="T1">UAV-1</text:span></text:p>
          </draw:text-box>
        </draw:frame>
        <draw:frame draw:style-name="gr2" draw:text-style-name="P1" draw:layer="layout" svg:width="0.868cm" svg:height="0.979cm" svg:x="13.506cm" svg:y="5.501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connector draw:style-name="gr7" draw:text-style-name="P1" draw:layer="layout" draw:type="curve" svg:x1="14.219cm" svg:y1="16.427cm" svg:x2="14.219cm" svg:y2="16.427cm" draw:start-shape="id1" draw:end-shape="id1" draw:end-glue-point="1" svg:d="M14219 16427z">
          <text:p/>
        </draw:connector>
        <draw:frame draw:style-name="gr2" draw:text-style-name="P1" draw:layer="layout" svg:width="1.528cm" svg:height="1.115cm" svg:x="14.219cm" svg:y="11.077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line draw:style-name="gr8" draw:text-style-name="P1" draw:layer="layout" svg:x1="5.842cm" svg:y1="4.149cm" svg:x2="22.86cm" svg:y2="6.35cm">
          <text:p/>
        </draw:line>
        <draw:line draw:style-name="gr9" draw:text-style-name="P1" draw:layer="layout" svg:x1="14.374cm" svg:y1="16.719cm" svg:x2="19.05cm" svg:y2="20.32cm">
          <text:p/>
        </draw:line>
        <draw:frame draw:style-name="gr2" draw:text-style-name="P1" draw:layer="layout" svg:width="0.918cm" svg:height="1.115cm" svg:x="16.412cm" svg:y="17.272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line draw:style-name="gr10" draw:text-style-name="P1" draw:layer="layout" svg:x1="14.014cm" svg:y1="6.434cm" svg:x2="14.014cm" svg:y2="16.086cm">
          <text:p/>
        </draw:line>
        <draw:line draw:style-name="gr8" draw:text-style-name="P1" draw:layer="layout" svg:x1="5.608cm" svg:y1="4.565cm" svg:x2="13.711cm" svg:y2="15.748cm">
          <text:p/>
        </draw:line>
        <draw:line draw:style-name="gr8" draw:text-style-name="P1" draw:layer="layout" svg:x1="14.218cm" svg:y1="16.172cm" svg:x2="23.113cm" svg:y2="6.857cm">
          <text:p/>
        </draw:line>
        <draw:frame draw:style-name="gr2" draw:text-style-name="P1" draw:layer="layout" svg:width="1.56cm" svg:height="1.113cm" svg:x="5.552cm" svg:y="7.112cm">
          <draw:object xlink:href="./Object 25" xlink:type="simple" xlink:show="embed" xlink:actuate="onLoad">
            <text:p/>
          </draw:object>
          <draw:image xlink:href="./ObjectReplacements/Object 25" xlink:type="simple" xlink:show="embed" xlink:actuate="onLoad"/>
        </draw:frame>
        <draw:frame draw:style-name="gr2" draw:text-style-name="P1" draw:layer="layout" svg:width="1.642cm" svg:height="1.115cm" svg:x="20.32cm" svg:y="7.013cm">
          <draw:object xlink:href="./Object 26" xlink:type="simple" xlink:show="embed" xlink:actuate="onLoad">
            <text:p/>
          </draw:object>
          <draw:image xlink:href="./ObjectReplacements/Object 26" xlink:type="simple" xlink:show="embed" xlink:actuate="onLoad"/>
        </draw:frame>
        <draw:ellipse draw:style-name="gr11" draw:text-style-name="P1" draw:layer="layout" svg:width="26.924cm" svg:height="8.446cm" svg:x="0.508cm" svg:y="1.792cm">
          <text:p/>
        </draw:ellipse>
        <draw:line draw:style-name="gr9" draw:text-style-name="P1" draw:layer="layout" svg:x1="14.361cm" svg:y1="6.207cm" svg:x2="19.037cm" svg:y2="9.808cm">
          <text:p/>
        </draw:line>
        <draw:frame draw:style-name="gr2" draw:text-style-name="P1" draw:layer="layout" svg:width="0.918cm" svg:height="1.115cm" svg:x="16.399cm" svg:y="6.76cm">
          <draw:object xlink:href="./Object 30" xlink:type="simple" xlink:show="embed" xlink:actuate="onLoad">
            <t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ellipse draw:style-name="gr1" draw:text-style-name="P1" draw:layer="layout" svg:width="26.924cm" svg:height="8.446cm" svg:x="0.508cm" svg:y="12.192cm">
          <text:p/>
        </draw:ellipse>
        <draw:frame draw:style-name="gr5" draw:text-style-name="P2" draw:layer="layout" svg:width="2.703cm" svg:height="1.055cm" svg:x="12.608cm" svg:y="16.718cm">
          <draw:text-box>
            <text:p><text:span text:style-name="T1">FD-GS</text:span></text:p>
          </draw:text-box>
        </draw:frame>
        <draw:connector draw:style-name="gr7" draw:text-style-name="P1" draw:layer="layout" draw:type="curve" svg:x1="14.219cm" svg:y1="16.327cm" svg:x2="14.219cm" svg:y2="16.327cm" draw:start-shape="id2" draw:end-shape="id2" draw:end-glue-point="1" svg:d="M14219 16327z">
          <text:p/>
        </draw:connector>
        <draw:frame draw:style-name="gr2" draw:text-style-name="P1" draw:layer="layout" svg:width="1.598cm" svg:height="1.247cm" svg:x="4.064cm" svg:y="9.14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line draw:style-name="gr9" draw:text-style-name="P1" draw:layer="layout" svg:x1="13.97cm" svg:y1="16.364cm" svg:x2="3.81cm" svg:y2="13.716cm">
          <text:p/>
        </draw:line>
        <draw:frame draw:style-name="gr2" draw:text-style-name="P1" draw:layer="layout" svg:width="0.918cm" svg:height="1.115cm" svg:x="8.128cm" svg:y="13.617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line draw:style-name="gr8" draw:text-style-name="P1" draw:layer="layout" svg:x1="6.604cm" svg:y1="6.858cm" svg:x2="13.711cm" svg:y2="16.173cm">
          <text:p/>
        </draw:line>
        <draw:circle draw:style-name="gr13" draw:text-style-name="P1" draw:layer="layout" svg:width="0.508cm" svg:height="0.508cm" svg:x="8.1cm" svg:y="5.358cm">
          <text:p/>
        </draw:circle>
        <draw:frame draw:style-name="gr14" draw:text-style-name="P2" draw:layer="layout" svg:width="4.693cm" svg:height="1.055cm" svg:x="3.81cm" svg:y="3.048cm">
          <draw:text-box>
            <text:p><text:span text:style-name="T1">Uplink UAVs</text:span></text:p>
          </draw:text-box>
        </draw:frame>
        <draw:line draw:style-name="gr8" draw:text-style-name="P1" draw:layer="layout" svg:x1="13.97cm" svg:y1="16.364cm" svg:x2="18.541cm" svg:y2="6.857cm">
          <text:p/>
        </draw:line>
        <draw:circle draw:style-name="gr13" draw:text-style-name="P1" draw:layer="layout" svg:width="0.508cm" svg:height="0.508cm" svg:x="5.5cm" svg:y="5.758cm">
          <text:p/>
        </draw:circle>
        <draw:circle draw:style-name="gr13" draw:text-style-name="P1" draw:layer="layout" svg:width="0.508cm" svg:height="0.508cm" svg:x="6.4cm" svg:y="4.758cm">
          <text:p/>
        </draw:circle>
        <draw:circle draw:style-name="gr13" draw:text-style-name="P1" draw:layer="layout" svg:width="0.508cm" svg:height="0.508cm" svg:x="4cm" svg:y="5.058cm">
          <text:p/>
        </draw:circle>
        <draw:ellipse draw:style-name="gr15" draw:text-style-name="P1" draw:layer="layout" svg:width="6.604cm" svg:height="2.07cm" svg:x="2.94cm" svg:y="4.534cm">
          <text:p/>
        </draw:ellipse>
        <draw:circle draw:style-name="gr3" draw:text-style-name="P1" draw:layer="layout" svg:width="0.508cm" svg:height="0.508cm" svg:x="21cm" svg:y="5.371cm">
          <text:p/>
        </draw:circle>
        <draw:frame draw:style-name="gr16" draw:text-style-name="P2" draw:layer="layout" svg:width="5.696cm" svg:height="1.055cm" svg:x="16.71cm" svg:y="3.061cm">
          <draw:text-box>
            <text:p><text:span text:style-name="T1">Downlink UAVs</text:span></text:p>
          </draw:text-box>
        </draw:frame>
        <draw:circle draw:style-name="gr3" draw:text-style-name="P1" draw:layer="layout" svg:width="0.508cm" svg:height="0.508cm" svg:x="18.4cm" svg:y="5.771cm">
          <text:p/>
        </draw:circle>
        <draw:circle draw:style-name="gr3" draw:text-style-name="P1" draw:layer="layout" svg:width="0.508cm" svg:height="0.508cm" svg:x="19.3cm" svg:y="4.771cm">
          <text:p/>
        </draw:circle>
        <draw:circle draw:style-name="gr3" draw:text-style-name="P1" draw:layer="layout" svg:width="0.508cm" svg:height="0.508cm" svg:x="16.9cm" svg:y="5.071cm">
          <text:p/>
        </draw:circle>
        <draw:ellipse draw:style-name="gr15" draw:text-style-name="P1" draw:layer="layout" svg:width="6.604cm" svg:height="2.07cm" svg:x="15.84cm" svg:y="4.547cm">
          <text:p/>
        </draw:ellipse>
        <draw:line draw:style-name="gr17" draw:text-style-name="P1" draw:layer="layout" svg:x1="9.752cm" svg:y1="5.556cm" svg:x2="15.594cm" svg:y2="5.542cm">
          <text:p/>
        </draw:line>
        <draw:line draw:style-name="gr10" draw:text-style-name="P1" draw:layer="layout" svg:x1="3.864cm" svg:y1="6.35cm" svg:x2="3.864cm" svg:y2="13.716cm">
          <text:p/>
        </draw:line>
        <draw:line draw:style-name="gr9" draw:text-style-name="P1" draw:layer="layout" svg:x1="13.921cm" svg:y1="16.371cm" svg:x2="19.558cm" svg:y2="12.7cm">
          <text:p/>
        </draw:line>
        <draw:frame draw:style-name="gr2" draw:text-style-name="P1" draw:layer="layout" svg:width="0.918cm" svg:height="1.115cm" svg:x="17.78cm" svg:y="13.871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circle draw:style-name="gr4" draw:text-style-name="P1" xml:id="id2" draw:id="id2" draw:layer="layout" svg:width="0.508cm" svg:height="0.508cm" svg:x="13.711cm" svg:y="16.073cm">
          <text:p/>
        </draw:circle>
        <draw:line draw:style-name="gr10" draw:text-style-name="P1" draw:layer="layout" svg:x1="19.558cm" svg:y1="6.617cm" svg:x2="19.558cm" svg:y2="12.7cm">
          <text:p/>
        </draw:line>
        <draw:frame draw:style-name="gr2" draw:text-style-name="P1" draw:layer="layout" svg:width="1.64cm" svg:height="1.247cm" svg:x="19.564cm" svg:y="9.145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ellipse draw:style-name="gr1" draw:text-style-name="P1" draw:layer="layout" svg:width="26.924cm" svg:height="8.446cm" svg:x="0.508cm" svg:y="12.192cm">
          <text:p/>
        </draw:ellipse>
        <draw:frame draw:style-name="gr5" draw:text-style-name="P2" draw:layer="layout" svg:width="2.703cm" svg:height="1.055cm" svg:x="12.608cm" svg:y="16.718cm">
          <draw:text-box>
            <text:p><text:span text:style-name="T1">FD-GS</text:span></text:p>
          </draw:text-box>
        </draw:frame>
        <draw:connector draw:style-name="gr7" draw:text-style-name="P1" draw:layer="layout" draw:type="curve" svg:x1="14.219cm" svg:y1="16.327cm" svg:x2="14.219cm" svg:y2="16.327cm" draw:start-shape="id3" draw:end-shape="id3" draw:end-glue-point="1" svg:d="M14219 16327z">
          <text:p/>
        </draw:connector>
        <draw:frame draw:style-name="gr2" draw:text-style-name="P1" draw:layer="layout" svg:width="1.963cm" svg:height="1.247cm" svg:x="3.656cm" svg:y="11.238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line draw:style-name="gr18" draw:text-style-name="P1" draw:layer="layout" svg:x1="13.97cm" svg:y1="16.364cm" svg:x2="5.842cm" svg:y2="14.478cm">
          <text:p/>
        </draw:line>
        <draw:line draw:style-name="gr19" draw:text-style-name="P1" draw:layer="layout" svg:x1="7.62cm" svg:y1="10.16cm" svg:x2="13.711cm" svg:y2="16.173cm">
          <text:p/>
        </draw:line>
        <draw:circle draw:style-name="gr20" draw:text-style-name="P1" draw:layer="layout" svg:width="0.508cm" svg:height="0.508cm" svg:x="7.112cm" svg:y="9.144cm">
          <text:p/>
        </draw:circle>
        <draw:frame draw:style-name="gr14" draw:text-style-name="P2" draw:layer="layout" svg:width="4.693cm" svg:height="1.055cm" svg:x="0.854cm" svg:y="7.163cm">
          <draw:text-box>
            <text:p><text:span text:style-name="T1">Uplink UAV-i</text:span></text:p>
          </draw:text-box>
        </draw:frame>
        <draw:line draw:style-name="gr8" draw:text-style-name="P1" draw:layer="layout" svg:x1="13.97cm" svg:y1="16.364cm" svg:x2="18.034cm" svg:y2="7.366cm">
          <text:p/>
        </draw:line>
        <draw:circle draw:style-name="gr20" draw:text-style-name="P1" draw:layer="layout" svg:width="0.508cm" svg:height="0.508cm" svg:x="5.6cm" svg:y="9.458cm">
          <text:p/>
        </draw:circle>
        <draw:circle draw:style-name="gr20" draw:text-style-name="P1" draw:layer="layout" svg:width="0.508cm" svg:height="0.508cm" svg:x="5.588cm" svg:y="8.128cm">
          <text:p/>
        </draw:circle>
        <draw:circle draw:style-name="gr20" draw:text-style-name="P1" draw:layer="layout" svg:width="0.508cm" svg:height="0.508cm" svg:x="4cm" svg:y="8.558cm">
          <text:p/>
        </draw:circle>
        <draw:circle draw:style-name="gr3" draw:text-style-name="P1" draw:layer="layout" svg:width="0.508cm" svg:height="0.508cm" svg:x="21cm" svg:y="5.771cm">
          <text:p/>
        </draw:circle>
        <draw:frame draw:style-name="gr16" draw:text-style-name="P2" draw:layer="layout" svg:width="5.696cm" svg:height="1.055cm" svg:x="20.42cm" svg:y="4.402cm">
          <draw:text-box>
            <text:p><text:span text:style-name="T1">Downlink UAV-j</text:span></text:p>
          </draw:text-box>
        </draw:frame>
        <draw:circle draw:style-name="gr3" draw:text-style-name="P1" draw:layer="layout" svg:width="0.508cm" svg:height="0.508cm" svg:x="18.4cm" svg:y="6.171cm">
          <text:p/>
        </draw:circle>
        <draw:circle draw:style-name="gr3" draw:text-style-name="P1" draw:layer="layout" svg:width="0.508cm" svg:height="0.508cm" svg:x="19.3cm" svg:y="5.171cm">
          <text:p/>
        </draw:circle>
        <draw:circle draw:style-name="gr3" draw:text-style-name="P1" draw:layer="layout" svg:width="0.508cm" svg:height="0.508cm" svg:x="16.9cm" svg:y="5.471cm">
          <text:p/>
        </draw:circle>
        <draw:line draw:style-name="gr21" draw:text-style-name="P1" draw:layer="layout" svg:x1="7.366cm" svg:y1="8.636cm" svg:x2="16.51cm" svg:y2="6.35cm">
          <text:p/>
        </draw:line>
        <draw:line draw:style-name="gr22" draw:text-style-name="P1" draw:layer="layout" svg:x1="5.842cm" svg:y1="10.16cm" svg:x2="5.842cm" svg:y2="14.478cm">
          <text:p/>
        </draw:line>
        <draw:line draw:style-name="gr23" draw:text-style-name="P1" draw:layer="layout" svg:x1="13.921cm" svg:y1="16.371cm" svg:x2="27.432cm" svg:y2="16.51cm">
          <text:p/>
        </draw:line>
        <draw:frame draw:style-name="gr2" draw:text-style-name="P1" draw:layer="layout" svg:width="0.918cm" svg:height="1.115cm" svg:x="20.418cm" svg:y="16.411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line draw:style-name="gr10" draw:text-style-name="P1" draw:layer="layout" svg:x1="18.642cm" svg:y1="6.849cm" svg:x2="18.642cm" svg:y2="13.87cm">
          <text:p/>
        </draw:line>
        <draw:frame draw:style-name="gr2" draw:text-style-name="P1" draw:layer="layout" svg:width="2.079cm" svg:height="1.247cm" svg:x="18.964cm" svg:y="9.145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line draw:style-name="gr24" draw:text-style-name="P1" draw:layer="layout" svg:x1="13.97cm" svg:y1="16.364cm" svg:x2="18.642cm" svg:y2="13.87cm">
          <text:p/>
        </draw:line>
        <draw:circle draw:style-name="gr25" draw:text-style-name="P1" xml:id="id3" draw:id="id3" draw:layer="layout" svg:width="0.508cm" svg:height="0.508cm" svg:x="13.711cm" svg:y="16.073cm">
          <text:p/>
        </draw:circl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ellipse draw:style-name="gr1" draw:text-style-name="P1" draw:layer="layout" svg:width="26.924cm" svg:height="8.446cm" svg:x="0.508cm" svg:y="12.192cm">
          <text:p/>
        </draw:ellipse>
        <draw:frame draw:style-name="gr5" draw:text-style-name="P2" draw:layer="layout" svg:width="2.703cm" svg:height="1.055cm" svg:x="12.608cm" svg:y="16.718cm">
          <draw:text-box>
            <text:p><text:span text:style-name="T1">FD-GS</text:span></text:p>
          </draw:text-box>
        </draw:frame>
        <draw:connector draw:style-name="gr7" draw:text-style-name="P1" draw:layer="layout" draw:type="curve" svg:x1="14.219cm" svg:y1="16.327cm" svg:x2="14.219cm" svg:y2="16.327cm" draw:start-shape="id4" draw:end-shape="id4" draw:end-glue-point="1" svg:d="M14219 16327z">
          <text:p/>
        </draw:connector>
        <draw:frame draw:style-name="gr2" draw:text-style-name="P1" draw:layer="layout" svg:width="1.963cm" svg:height="1.247cm" svg:x="3.656cm" svg:y="11.238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line draw:style-name="gr18" draw:text-style-name="P1" draw:layer="layout" svg:x1="13.97cm" svg:y1="16.364cm" svg:x2="5.842cm" svg:y2="14.478cm">
          <text:p/>
        </draw:line>
        <draw:line draw:style-name="gr19" draw:text-style-name="P1" draw:layer="layout" svg:x1="7.62cm" svg:y1="10.16cm" svg:x2="13.711cm" svg:y2="16.173cm">
          <text:p/>
        </draw:line>
        <draw:circle draw:style-name="gr20" draw:text-style-name="P1" draw:layer="layout" svg:width="0.508cm" svg:height="0.508cm" svg:x="7.112cm" svg:y="9.144cm">
          <text:p/>
        </draw:circle>
        <draw:frame draw:style-name="gr14" draw:text-style-name="P2" draw:layer="layout" svg:width="4.693cm" svg:height="1.055cm" svg:x="0.854cm" svg:y="7.163cm">
          <draw:text-box>
            <text:p><text:span text:style-name="T1">Uplink UAVs</text:span></text:p>
          </draw:text-box>
        </draw:frame>
        <draw:line draw:style-name="gr8" draw:text-style-name="P1" draw:layer="layout" svg:x1="13.97cm" svg:y1="16.364cm" svg:x2="18.288cm" svg:y2="4.318cm">
          <text:p/>
        </draw:line>
        <draw:circle draw:style-name="gr20" draw:text-style-name="P1" draw:layer="layout" svg:width="0.508cm" svg:height="0.508cm" svg:x="5.6cm" svg:y="9.458cm">
          <text:p/>
        </draw:circle>
        <draw:circle draw:style-name="gr20" draw:text-style-name="P1" draw:layer="layout" svg:width="0.508cm" svg:height="0.508cm" svg:x="5.588cm" svg:y="8.128cm">
          <text:p/>
        </draw:circle>
        <draw:circle draw:style-name="gr20" draw:text-style-name="P1" draw:layer="layout" svg:width="0.508cm" svg:height="0.508cm" svg:x="4cm" svg:y="8.558cm">
          <text:p/>
        </draw:circle>
        <draw:frame draw:style-name="gr16" draw:text-style-name="P2" draw:layer="layout" svg:width="5.696cm" svg:height="1.055cm" svg:x="19.304cm" svg:y="3.048cm">
          <draw:text-box>
            <text:p><text:span text:style-name="T1">Downlink UAV</text:span></text:p>
          </draw:text-box>
        </draw:frame>
        <draw:circle draw:style-name="gr3" draw:text-style-name="P1" draw:layer="layout" svg:width="0.508cm" svg:height="0.508cm" svg:x="18.3cm" svg:y="3.371cm">
          <text:p/>
        </draw:circle>
        <draw:line draw:style-name="gr21" draw:text-style-name="P1" draw:layer="layout" svg:x1="7.366cm" svg:y1="8.636cm" svg:x2="18.034cm" svg:y2="4.064cm">
          <text:p/>
        </draw:line>
        <draw:line draw:style-name="gr22" draw:text-style-name="P1" draw:layer="layout" svg:x1="5.842cm" svg:y1="10.16cm" svg:x2="5.842cm" svg:y2="14.478cm">
          <text:p/>
        </draw:line>
        <draw:line draw:style-name="gr23" draw:text-style-name="P1" draw:layer="layout" svg:x1="13.921cm" svg:y1="16.371cm" svg:x2="27.432cm" svg:y2="16.51cm">
          <text:p/>
        </draw:line>
        <draw:frame draw:style-name="gr2" draw:text-style-name="P1" draw:layer="layout" svg:width="0.918cm" svg:height="1.115cm" svg:x="20.418cm" svg:y="16.411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line draw:style-name="gr10" draw:text-style-name="P1" draw:layer="layout" svg:x1="18.542cm" svg:y1="4.064cm" svg:x2="18.642cm" svg:y2="13.87cm">
          <text:p/>
        </draw:line>
        <draw:frame draw:style-name="gr2" draw:text-style-name="P1" draw:layer="layout" svg:width="2.056cm" svg:height="1.247cm" svg:x="18.964cm" svg:y="9.145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line draw:style-name="gr24" draw:text-style-name="P1" draw:layer="layout" svg:x1="13.97cm" svg:y1="16.364cm" svg:x2="18.642cm" svg:y2="13.87cm">
          <text:p/>
        </draw:line>
        <draw:circle draw:style-name="gr25" draw:text-style-name="P1" xml:id="id4" draw:id="id4" draw:layer="layout" svg:width="0.508cm" svg:height="0.508cm" svg:x="13.711cm" svg:y="16.073cm">
          <text:p/>
        </draw:circl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ellipse draw:style-name="gr26" draw:text-style-name="P1" draw:layer="layout" svg:width="21.62cm" svg:height="2.794cm" svg:x="3.19cm" svg:y="16.892cm">
          <text:p/>
        </draw:ellipse>
        <draw:frame draw:style-name="gr5" draw:text-style-name="P2" draw:layer="layout" svg:width="2.703cm" svg:height="1.055cm" svg:x="10.505cm" svg:y="18.503cm">
          <draw:text-box>
            <text:p><text:span text:style-name="T1">FD-GS</text:span></text:p>
          </draw:text-box>
        </draw:frame>
        <draw:connector draw:style-name="gr7" draw:text-style-name="P1" draw:layer="layout" draw:type="curve" svg:x1="14.254cm" svg:y1="18.327cm" svg:x2="14.254cm" svg:y2="18.327cm" draw:start-shape="id5" draw:end-shape="id5" draw:end-glue-point="1" svg:d="M14254 18327z">
          <text:p/>
        </draw:connector>
        <draw:line draw:style-name="gr19" draw:text-style-name="P1" draw:layer="layout" svg:x1="5.938cm" svg:y1="13.516cm" svg:x2="13.462cm" svg:y2="18.034cm">
          <text:p/>
        </draw:line>
        <draw:ellipse draw:style-name="gr27" draw:text-style-name="P1" draw:layer="layout" svg:width="21.62cm" svg:height="2.794cm" svg:x="3.19cm" svg:y="11.992cm">
          <text:p/>
        </draw:ellipse>
        <draw:circle draw:style-name="gr20" draw:text-style-name="P1" draw:layer="layout" svg:width="0.508cm" svg:height="0.508cm" svg:x="5.43cm" svg:y="13.008cm">
          <text:p/>
        </draw:circle>
        <draw:frame draw:style-name="gr28" draw:text-style-name="P2" draw:layer="layout" svg:width="3.465cm" svg:height="1.055cm" svg:x="6.441cm" svg:y="12.661cm">
          <draw:text-box>
            <text:p><text:span text:style-name="T1">UL UAV-i</text:span></text:p>
          </draw:text-box>
        </draw:frame>
        <draw:line draw:style-name="gr8" draw:text-style-name="P1" draw:layer="layout" svg:x1="13.746cm" svg:y1="18.073cm" svg:x2="11.43cm" svg:y2="10.668cm">
          <text:p/>
        </draw:line>
        <draw:circle draw:style-name="gr20" draw:text-style-name="P1" draw:layer="layout" svg:width="0.508cm" svg:height="0.508cm" svg:x="11.684cm" svg:y="4.318cm">
          <text:p/>
        </draw:circle>
        <draw:ellipse draw:style-name="gr27" draw:text-style-name="P1" draw:layer="layout" svg:width="21.62cm" svg:height="2.794cm" svg:x="3.19cm" svg:y="2.692cm">
          <text:p/>
        </draw:ellipse>
        <draw:circle draw:style-name="gr3" draw:text-style-name="P1" draw:layer="layout" svg:width="0.508cm" svg:height="0.508cm" svg:x="10.966cm" svg:y="9.982cm">
          <text:p/>
        </draw:circle>
        <draw:line draw:style-name="gr21" draw:text-style-name="P1" draw:layer="layout" svg:x1="5.938cm" svg:y1="13.008cm" svg:x2="10.706cm" svg:y2="10.49cm">
          <text:p/>
        </draw:line>
        <draw:line draw:style-name="gr22" draw:text-style-name="P1" draw:layer="layout" svg:x1="3.19cm" svg:y1="13.716cm" svg:x2="3.19cm" svg:y2="18.288cm">
          <text:p/>
        </draw:line>
        <draw:line draw:style-name="gr23" draw:text-style-name="P1" draw:layer="layout" svg:x1="13.921cm" svg:y1="18.271cm" svg:x2="17.272cm" svg:y2="19.686cm">
          <text:p/>
        </draw:line>
        <draw:frame draw:style-name="gr2" draw:text-style-name="P1" draw:layer="layout" svg:width="0.918cm" svg:height="1.115cm" svg:x="16.002cm" svg:y="17.78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line draw:style-name="gr22" draw:text-style-name="P1" draw:layer="layout" svg:x1="24.667cm" svg:y1="4.318cm" svg:x2="24.81cm" svg:y2="18.41cm">
          <text:p/>
        </draw:line>
        <draw:circle draw:style-name="gr25" draw:text-style-name="P1" xml:id="id5" draw:id="id5" draw:layer="layout" svg:width="0.508cm" svg:height="0.508cm" svg:x="13.746cm" svg:y="18.073cm">
          <text:p/>
        </draw:circle>
        <draw:line draw:style-name="gr23" draw:text-style-name="P1" draw:layer="layout" svg:x1="14.239cm" svg:y1="13.271cm" svg:x2="17.26cm" svg:y2="14.686cm">
          <text:p/>
        </draw:line>
        <draw:frame draw:style-name="gr2" draw:text-style-name="P1" draw:layer="layout" svg:width="0.918cm" svg:height="1.115cm" svg:x="15.99cm" svg:y="12.78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2" draw:text-style-name="P1" draw:layer="layout" svg:width="0.733cm" svg:height="0.787cm" svg:x="13.606cm" svg:y="12.702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line draw:style-name="gr23" draw:text-style-name="P1" draw:layer="layout" svg:x1="14.239cm" svg:y1="3.871cm" svg:x2="17.26cm" svg:y2="5.286cm">
          <text:p/>
        </draw:line>
        <draw:frame draw:style-name="gr2" draw:text-style-name="P1" draw:layer="layout" svg:width="0.918cm" svg:height="1.116cm" svg:x="15.99cm" svg:y="3.38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2" draw:text-style-name="P1" draw:layer="layout" svg:width="0.733cm" svg:height="0.787cm" svg:x="13.606cm" svg:y="3.302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draw:frame draw:style-name="gr29" draw:text-style-name="P1" draw:layer="layout" svg:width="2.577cm" svg:height="0.846cm" svg:x="3.419cm" svg:y="14.553cm">
          <draw:image xlink:href="Pictures/10000000000003B9000001397CF41736.png" xlink:type="simple" xlink:show="embed" xlink:actuate="onLoad">
            <text:p/>
          </draw:image>
        </draw:frame>
        <draw:frame draw:style-name="gr29" draw:text-style-name="P1" draw:layer="layout" svg:width="3.556cm" svg:height="0.79cm" svg:x="21.082cm" svg:y="6.068cm">
          <draw:image xlink:href="Pictures/1000000000000611000001595B5E7283.png" xlink:type="simple" xlink:show="embed" xlink:actuate="onLoad">
            <text:p/>
          </draw:image>
        </draw:frame>
        <draw:frame draw:style-name="gr30" draw:text-style-name="P2" draw:layer="layout" svg:width="4.748cm" svg:height="1.055cm" svg:x="6.682cm" svg:y="3.771cm">
          <draw:text-box>
            <text:p><text:span text:style-name="T1">UL UAV-(i+1)</text:span></text:p>
          </draw:text-box>
        </draw:frame>
        <draw:ellipse draw:style-name="gr31" draw:text-style-name="P1" draw:layer="layout" svg:width="21.62cm" svg:height="2.794cm" svg:x="3.19cm" svg:y="8.192cm">
          <text:p/>
        </draw:ellipse>
        <draw:line draw:style-name="gr19" draw:text-style-name="P1" draw:layer="layout" svg:x1="11.938cm" svg:y1="5.08cm" svg:x2="13.97cm" svg:y2="18.073cm">
          <text:p/>
        </draw:line>
        <draw:line draw:style-name="gr32" draw:text-style-name="P1" draw:layer="layout" svg:x1="19.49cm" svg:y1="10.986cm" svg:x2="19.49cm" svg:y2="19.388cm">
          <text:p/>
        </draw:line>
        <draw:frame draw:style-name="gr29" draw:text-style-name="P1" draw:layer="layout" svg:width="2.747cm" svg:height="0.816cm" svg:x="19.765cm" svg:y="10.976cm">
          <draw:image xlink:href="Pictures/100000000000049A0000015E1960A9A3.png" xlink:type="simple" xlink:show="embed" xlink:actuate="onLoad">
            <text:p/>
          </draw:image>
        </draw:frame>
        <draw:frame draw:style-name="gr33" draw:text-style-name="P2" draw:layer="layout" svg:width="3.664cm" svg:height="1.055cm" svg:x="7.042cm" svg:y="9.462cm">
          <draw:text-box>
            <text:p><text:span text:style-name="T1">DL UAV-1</text:span></text:p>
          </draw:text-box>
        </draw:frame>
        <draw:line draw:style-name="gr21" draw:text-style-name="P1" draw:layer="layout" svg:x1="11.43cm" svg:y1="5.08cm" svg:x2="11.176cm" svg:y2="9.652cm">
          <text:p/>
        </draw:line>
        <draw:line draw:style-name="gr34" draw:text-style-name="P1" draw:layer="layout" svg:x1="3.19cm" svg:y1="9.752cm" svg:x2="3.19cm" svg:y2="13.388cm">
          <text:p/>
        </draw:line>
        <draw:line draw:style-name="gr34" draw:text-style-name="P1" draw:layer="layout" svg:x1="19.504cm" svg:y1="5.486cm" svg:x2="19.504cm" svg:y2="10.756cm">
          <text:p/>
        </draw:line>
        <draw:frame draw:style-name="gr29" draw:text-style-name="P1" draw:layer="layout" svg:width="0.962cm" svg:height="0.74cm" svg:x="3.356cm" svg:y="10.986cm">
          <draw:image xlink:href="Pictures/1000000000000289000001F35D4C6CEE.png" xlink:type="simple" xlink:show="embed" xlink:actuate="onLoad">
            <text:p/>
          </draw:image>
        </draw:frame>
        <draw:frame draw:style-name="gr29" draw:text-style-name="P1" draw:layer="layout" svg:width="1.27cm" svg:height="0.572cm" svg:x="18.034cm" svg:y="6.096cm">
          <draw:image xlink:href="Pictures/10000000000003B0000001A98DBBF7C4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ellipse draw:style-name="gr26" draw:text-style-name="P1" draw:layer="layout" svg:width="21.62cm" svg:height="2.794cm" svg:x="3.19cm" svg:y="16.892cm">
          <text:p/>
        </draw:ellipse>
        <draw:frame draw:style-name="gr5" draw:text-style-name="P2" draw:layer="layout" svg:width="2.703cm" svg:height="1.055cm" svg:x="10.505cm" svg:y="18.503cm">
          <draw:text-box>
            <text:p><text:span text:style-name="T1">FD-GS</text:span></text:p>
          </draw:text-box>
        </draw:frame>
        <draw:connector draw:style-name="gr7" draw:text-style-name="P1" draw:layer="layout" draw:type="curve" svg:x1="14.254cm" svg:y1="18.327cm" svg:x2="14.254cm" svg:y2="18.327cm" draw:start-shape="id6" draw:end-shape="id6" draw:end-glue-point="1" svg:d="M14254 18327z">
          <text:p/>
        </draw:connector>
        <draw:line draw:style-name="gr19" draw:text-style-name="P1" draw:layer="layout" svg:x1="5.938cm" svg:y1="13.516cm" svg:x2="13.462cm" svg:y2="18.034cm">
          <text:p/>
        </draw:line>
        <draw:ellipse draw:style-name="gr27" draw:text-style-name="P1" draw:layer="layout" svg:width="21.62cm" svg:height="2.794cm" svg:x="3.19cm" svg:y="11.992cm">
          <text:p/>
        </draw:ellipse>
        <draw:circle draw:style-name="gr20" draw:text-style-name="P1" draw:layer="layout" svg:width="0.508cm" svg:height="0.508cm" svg:x="5.43cm" svg:y="13.008cm">
          <text:p/>
        </draw:circle>
        <draw:frame draw:style-name="gr28" draw:text-style-name="P2" draw:layer="layout" svg:width="3.465cm" svg:height="1.055cm" svg:x="6.441cm" svg:y="12.661cm">
          <draw:text-box>
            <text:p><text:span text:style-name="T1">UL UAV-i</text:span></text:p>
          </draw:text-box>
        </draw:frame>
        <draw:ellipse draw:style-name="gr31" draw:text-style-name="P1" draw:layer="layout" svg:width="21.62cm" svg:height="2.794cm" svg:x="3.19cm" svg:y="7.992cm">
          <text:p/>
        </draw:ellipse>
        <draw:line draw:style-name="gr22" draw:text-style-name="P1" draw:layer="layout" svg:x1="3.19cm" svg:y1="13.716cm" svg:x2="3.19cm" svg:y2="18.288cm">
          <text:p/>
        </draw:line>
        <draw:line draw:style-name="gr23" draw:text-style-name="P1" draw:layer="layout" svg:x1="13.921cm" svg:y1="18.271cm" svg:x2="17.272cm" svg:y2="19.686cm">
          <text:p/>
        </draw:line>
        <draw:frame draw:style-name="gr2" draw:text-style-name="P1" draw:layer="layout" svg:width="0.918cm" svg:height="1.115cm" svg:x="16.002cm" svg:y="17.78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line draw:style-name="gr32" draw:text-style-name="P1" draw:layer="layout" svg:x1="24.722cm" svg:y1="9.652cm" svg:x2="24.81cm" svg:y2="18.41cm">
          <text:p/>
        </draw:line>
        <draw:circle draw:style-name="gr25" draw:text-style-name="P1" xml:id="id6" draw:id="id6" draw:layer="layout" svg:width="0.508cm" svg:height="0.508cm" svg:x="13.746cm" svg:y="18.073cm">
          <text:p/>
        </draw:circle>
        <draw:line draw:style-name="gr23" draw:text-style-name="P1" draw:layer="layout" svg:x1="14.239cm" svg:y1="13.271cm" svg:x2="17.26cm" svg:y2="14.686cm">
          <text:p/>
        </draw:line>
        <draw:frame draw:style-name="gr2" draw:text-style-name="P1" draw:layer="layout" svg:width="0.918cm" svg:height="1.115cm" svg:x="15.99cm" svg:y="12.78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2" draw:text-style-name="P1" draw:layer="layout" svg:width="0.733cm" svg:height="0.787cm" svg:x="13.606cm" svg:y="12.702cm">
          <draw:object xlink:href="./Object 22" xlink:type="simple" xlink:show="embed" xlink:actuate="onLoad">
            <text:p/>
          </draw:object>
          <draw:image xlink:href="./ObjectReplacements/Object 22" xlink:type="simple" xlink:show="embed" xlink:actuate="onLoad"/>
        </draw:frame>
        <draw:line draw:style-name="gr23" draw:text-style-name="P1" draw:layer="layout" svg:x1="14.239cm" svg:y1="9.171cm" svg:x2="17.26cm" svg:y2="10.586cm">
          <text:p/>
        </draw:line>
        <draw:frame draw:style-name="gr2" draw:text-style-name="P1" draw:layer="layout" svg:width="0.918cm" svg:height="1.116cm" svg:x="15.99cm" svg:y="8.68cm">
          <draw:object xlink:href="./Object 23" xlink:type="simple" xlink:show="embed" xlink:actuate="onLoad">
            <text:p/>
          </draw:object>
          <draw:image xlink:href="./ObjectReplacements/Object 23" xlink:type="simple" xlink:show="embed" xlink:actuate="onLoad"/>
        </draw:frame>
        <draw:frame draw:style-name="gr2" draw:text-style-name="P1" draw:layer="layout" svg:width="0.733cm" svg:height="0.787cm" svg:x="13.606cm" svg:y="8.602cm">
          <draw:object xlink:href="./Object 24" xlink:type="simple" xlink:show="embed" xlink:actuate="onLoad">
            <text:p/>
          </draw:object>
          <draw:image xlink:href="./ObjectReplacements/Object 24" xlink:type="simple" xlink:show="embed" xlink:actuate="onLoad"/>
        </draw:frame>
        <draw:frame draw:style-name="gr30" draw:text-style-name="P2" draw:layer="layout" svg:width="4.748cm" svg:height="1.055cm" svg:x="6.282cm" svg:y="8.471cm">
          <draw:text-box>
            <text:p><text:span text:style-name="T1">UL UAV-(i+1)</text:span></text:p>
          </draw:text-box>
        </draw:frame>
        <draw:line draw:style-name="gr8" draw:text-style-name="P1" draw:layer="layout" svg:x1="11.474cm" svg:y1="9.49cm" svg:x2="13.97cm" svg:y2="18.073cm">
          <text:p/>
        </draw:line>
        <draw:circle draw:style-name="gr3" draw:text-style-name="P1" draw:layer="layout" svg:width="0.508cm" svg:height="0.508cm" svg:x="11.166cm" svg:y="8.882cm">
          <text:p/>
        </draw:circle>
        <draw:frame draw:style-name="gr2" draw:text-style-name="P1" draw:layer="layout" svg:width="2.765cm" svg:height="0.842cm" svg:x="3.318cm" svg:y="15.099cm">
          <draw:object xlink:href="./Object 27" xlink:type="simple" xlink:show="embed" xlink:actuate="onLoad">
            <text:p/>
          </draw:object>
          <draw:image xlink:href="./ObjectReplacements/Object 27" xlink:type="simple" xlink:show="embed" xlink:actuate="onLoad"/>
        </draw:frame>
        <draw:frame draw:style-name="gr2" draw:text-style-name="P1" draw:layer="layout" svg:width="3.657cm" svg:height="0.841cm" svg:x="20.998cm" svg:y="10.944cm">
          <draw:object xlink:href="./Object 28" xlink:type="simple" xlink:show="embed" xlink:actuate="onLoad">
            <text:p/>
          </draw:object>
          <draw:image xlink:href="./ObjectReplacements/Object 28" xlink:type="simple" xlink:show="embed" xlink:actuate="onLoad"/>
        </draw:frame>
        <draw:frame draw:style-name="gr2" draw:text-style-name="P1" draw:layer="layout" svg:width="1.106cm" svg:height="0.755cm" svg:x="8.719cm" svg:y="15.699cm">
          <draw:object xlink:href="./Object 29" xlink:type="simple" xlink:show="embed" xlink:actuate="onLoad">
            <text:p/>
          </draw:object>
          <draw:image xlink:href="./ObjectReplacements/Object 29" xlink:type="simple" xlink:show="embed" xlink:actuate="onLoad"/>
        </draw:frame>
        <draw:frame draw:style-name="gr2" draw:text-style-name="P1" draw:layer="layout" svg:width="1.524cm" svg:height="0.755cm" svg:x="13.519cm" svg:y="15.7cm">
          <draw:object xlink:href="./Object 31" xlink:type="simple" xlink:show="embed" xlink:actuate="onLoad">
            <t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cm" svg:stroke-color="#0084d1" draw:marker-start-width="0.203cm" draw:marker-end-width="0.203cm" draw:fill="none" draw:fill-gradient-name="Gradient_20_8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nest </meta:initial-creator>
    <meta:creation-date>2018-08-06T10:55:34.29</meta:creation-date>
    <dc:date>2019-06-12T16:08:12.56</dc:date>
    <dc:creator>Ernest </dc:creator>
    <meta:editing-duration>PT12H57M58S</meta:editing-duration>
    <meta:editing-cycles>38</meta:editing-cycles>
    <meta:generator>OpenOffice/4.1.2$Win32 OpenOffice.org_project/412m3$Build-9782</meta:generator>
    <meta:document-statistic meta:object-count="191"/>
  </office:meta>
</office:document-meta>
</file>

<file path=Object 1/content.xml><?xml version="1.0" encoding="utf-8"?>
<math xmlns="http://www.w3.org/1998/Math/MathML">
  <semantics>
    <mrow>
      <msubsup>
        <mi>D</mi>
        <mrow>
          <mi mathvariant="italic">alt</mi>
        </mrow>
        <mrow>
          <mi mathvariant="italic">UL</mi>
        </mrow>
      </msubsup>
    </mrow>
    <annotation encoding="StarMath 5.0">D_{alt}^{UL}</annotation>
  </semantics>
</math>
</file>

<file path=Object 10/content.xml><?xml version="1.0" encoding="utf-8"?>
<math xmlns="http://www.w3.org/1998/Math/MathML">
  <semantics>
    <mrow>
      <msubsup>
        <mi>D</mi>
        <mrow>
          <mi mathvariant="italic">alt</mi>
        </mrow>
        <mrow>
          <mi mathvariant="italic">DL</mi>
        </mrow>
      </msubsup>
    </mrow>
    <annotation encoding="StarMath 5.0">D_{alt}^{DL}</annotation>
  </semantics>
</math>
</file>

<file path=Object 11/content.xml><?xml version="1.0" encoding="utf-8"?>
<math xmlns="http://www.w3.org/1998/Math/MathML">
  <semantics>
    <mrow>
      <msubsup>
        <mi>D</mi>
        <mrow>
          <mi mathvariant="italic">alt</mi>
          <mi>,</mi>
          <mn>1</mn>
        </mrow>
        <mrow>
          <mi mathvariant="italic">DL</mi>
        </mrow>
      </msubsup>
    </mrow>
    <annotation encoding="StarMath 5.0">D_{alt,1}^{DL}</annotation>
  </semantics>
</math>
</file>

<file path=Object 12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13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14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15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16/content.xml><?xml version="1.0" encoding="utf-8"?>
<math xmlns="http://www.w3.org/1998/Math/MathML">
  <semantics>
    <mrow>
      <mi>O</mi>
    </mrow>
    <annotation encoding="StarMath 5.0">O</annotation>
  </semantics>
</math>
</file>

<file path=Object 17/content.xml><?xml version="1.0" encoding="utf-8"?>
<math xmlns="http://www.w3.org/1998/Math/MathML">
  <semantics>
    <mrow>
      <msubsup>
        <mi>D</mi>
        <mrow>
          <mi mathvariant="italic">alt</mi>
          <mi>,</mi>
          <mi>i</mi>
        </mrow>
        <mrow>
          <mi mathvariant="italic">UL</mi>
        </mrow>
      </msubsup>
    </mrow>
    <annotation encoding="StarMath 5.0">D_{alt,i}^{UL}</annotation>
  </semantics>
</math>
</file>

<file path=Object 18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19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2/content.xml><?xml version="1.0" encoding="utf-8"?>
<math xmlns="http://www.w3.org/1998/Math/MathML">
  <semantics>
    <mrow>
      <msub>
        <mi>d</mi>
        <mrow>
          <mn>1,2</mn>
        </mrow>
      </msub>
    </mrow>
    <annotation encoding="StarMath 5.0">d_{1,2}</annotation>
  </semantics>
</math>
</file>

<file path=Object 20/content.xml><?xml version="1.0" encoding="utf-8"?>
<math xmlns="http://www.w3.org/1998/Math/MathML">
  <semantics>
    <mrow>
      <msubsup>
        <mi>D</mi>
        <mrow>
          <mi mathvariant="italic">alt</mi>
          <mi>,</mi>
          <mi>j</mi>
        </mrow>
        <mrow>
          <mi mathvariant="italic">DL</mi>
        </mrow>
      </msubsup>
    </mrow>
    <annotation encoding="StarMath 5.0">D_{alt,j}^{DL}</annotation>
  </semantics>
</math>
</file>

<file path=Object 21/content.xml><?xml version="1.0" encoding="utf-8"?>
<math xmlns="http://www.w3.org/1998/Math/MathML">
  <semantics>
    <mrow>
      <mi>O</mi>
    </mrow>
    <annotation encoding="StarMath 5.0">O</annotation>
  </semantics>
</math>
</file>

<file path=Object 22/content.xml><?xml version="1.0" encoding="utf-8"?>
<math xmlns="http://www.w3.org/1998/Math/MathML">
  <semantics>
    <mrow>
      <mi>O</mi>
    </mrow>
    <annotation encoding="StarMath 5.0">O</annotation>
  </semantics>
</math>
</file>

<file path=Object 23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24/content.xml><?xml version="1.0" encoding="utf-8"?>
<math xmlns="http://www.w3.org/1998/Math/MathML">
  <semantics>
    <mrow>
      <mi>O</mi>
    </mrow>
    <annotation encoding="StarMath 5.0">O</annotation>
  </semantics>
</math>
</file>

<file path=Object 25/content.xml><?xml version="1.0" encoding="utf-8"?>
<math xmlns="http://www.w3.org/1998/Math/MathML">
  <semantics>
    <mrow>
      <msub>
        <mi>d</mi>
        <mrow>
          <mn>1,</mn>
          <mi>g</mi>
        </mrow>
      </msub>
    </mrow>
    <annotation encoding="StarMath 5.0">d_{1,g}</annotation>
  </semantics>
</math>
</file>

<file path=Object 26/content.xml><?xml version="1.0" encoding="utf-8"?>
<math xmlns="http://www.w3.org/1998/Math/MathML">
  <semantics>
    <mrow>
      <msub>
        <mi>d</mi>
        <mrow>
          <mi>g</mi>
          <mi>,</mi>
          <mn>2</mn>
        </mrow>
      </msub>
    </mrow>
    <annotation encoding="StarMath 5.0">d_{g,2}</annotation>
  </semantics>
</math>
</file>

<file path=Object 27/content.xml><?xml version="1.0" encoding="utf-8"?>
<math xmlns="http://www.w3.org/1998/Math/MathML">
  <semantics>
    <mrow>
      <mrow>
        <msubsup>
          <mi>D</mi>
          <mrow>
            <mi mathvariant="italic">alt</mi>
            <mi>,</mi>
            <mi>i</mi>
          </mrow>
          <mrow>
            <mi mathvariant="italic">UL</mi>
          </mrow>
        </msubsup>
        <mo stretchy="false">+</mo>
        <msub>
          <mo stretchy="false">λ</mo>
          <mrow>
            <mi>i</mi>
            <mi>,</mi>
            <mi>g</mi>
          </mrow>
        </msub>
      </mrow>
    </mrow>
    <annotation encoding="StarMath 5.0">D_{alt,i}^{UL} + %lambda_{i,g}</annotation>
  </semantics>
</math>
</file>

<file path=Object 28/content.xml><?xml version="1.0" encoding="utf-8"?>
<math xmlns="http://www.w3.org/1998/Math/MathML">
  <semantics>
    <mrow>
      <mrow>
        <msubsup>
          <mi>D</mi>
          <mrow>
            <mi mathvariant="italic">alt</mi>
            <mi>,</mi>
            <mrow>
              <mi>i</mi>
              <mo stretchy="false">+</mo>
              <mn>1</mn>
            </mrow>
          </mrow>
          <mrow>
            <mi mathvariant="italic">UL</mi>
          </mrow>
        </msubsup>
        <mo stretchy="false">+</mo>
        <msub>
          <mo stretchy="false">λ</mo>
          <mrow>
            <mrow>
              <mi>i</mi>
              <mo stretchy="false">+</mo>
              <mn>1,</mn>
            </mrow>
            <mi>g</mi>
          </mrow>
        </msub>
      </mrow>
    </mrow>
    <annotation encoding="StarMath 5.0">D_{alt,i+1}^{UL} + %lambda_{i+1,g}</annotation>
  </semantics>
</math>
</file>

<file path=Object 29/content.xml><?xml version="1.0" encoding="utf-8"?>
<math xmlns="http://www.w3.org/1998/Math/MathML">
  <semantics>
    <mrow>
      <msub>
        <mi>d</mi>
        <mrow>
          <mi>i</mi>
          <mi>,</mi>
          <mi>g</mi>
        </mrow>
      </msub>
    </mrow>
    <annotation encoding="StarMath 5.0">d_{i,g}</annotation>
  </semantics>
</math>
</file>

<file path=Object 3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30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31/content.xml><?xml version="1.0" encoding="utf-8"?>
<math xmlns="http://www.w3.org/1998/Math/MathML">
  <semantics>
    <mrow>
      <msub>
        <mi>d</mi>
        <mrow>
          <mrow>
            <mi>i</mi>
            <mo stretchy="false">+</mo>
            <mn>1,</mn>
          </mrow>
          <mi>g</mi>
        </mrow>
      </msub>
    </mrow>
    <annotation encoding="StarMath 5.0">d_{i+1,g}</annotation>
  </semantics>
</math>
</file>

<file path=Object 4/content.xml><?xml version="1.0" encoding="utf-8"?>
<math xmlns="http://www.w3.org/1998/Math/MathML">
  <semantics>
    <mrow>
      <msubsup>
        <mi>D</mi>
        <mrow>
          <mi mathvariant="italic">alt</mi>
          <mi>,</mi>
          <mi>i</mi>
        </mrow>
        <mrow>
          <mi mathvariant="italic">UL</mi>
        </mrow>
      </msubsup>
    </mrow>
    <annotation encoding="StarMath 5.0">D_{alt,i}^{UL}</annotation>
  </semantics>
</math>
</file>

<file path=Object 5/content.xml><?xml version="1.0" encoding="utf-8"?>
<math xmlns="http://www.w3.org/1998/Math/MathML">
  <semantics>
    <mrow>
      <mi>O</mi>
    </mrow>
    <annotation encoding="StarMath 5.0">O</annotation>
  </semantics>
</math>
</file>

<file path=Object 6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7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8/content.xml><?xml version="1.0" encoding="utf-8"?>
<math xmlns="http://www.w3.org/1998/Math/MathML">
  <semantics>
    <mrow>
      <msub>
        <mi>D</mi>
        <mrow>
          <mi mathvariant="italic">alt</mi>
        </mrow>
      </msub>
    </mrow>
    <annotation encoding="StarMath 5.0">D_{alt}</annotation>
  </semantics>
</math>
</file>

<file path=Object 9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